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Il mio nome e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table:number-columns-repeated="3"/>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8">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8T12:10:28.003000000</dc:date>
    <meta:editing-duration>P149DT11H45M38S</meta:editing-duration>
    <meta:editing-cycles>1710</meta:editing-cycles>
    <meta:document-statistic meta:table-count="1" meta:cell-count="8390" meta:object-count="0"/>
  </office:meta>
</office:document-meta>
</file>